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6297" officeooo:paragraph-rsid="00116297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2">
      <style:text-properties officeooo:rsid="00116297" officeooo:paragraph-rsid="00116297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text-properties officeooo:rsid="00116297" officeooo:paragraph-rsid="00116297"/>
    </style:style>
    <style:style style:name="P6" style:family="paragraph" style:parent-style-name="Standard">
      <style:text-properties officeooo:rsid="0013fdcc" officeooo:paragraph-rsid="0013fdcc"/>
    </style:style>
    <style:style style:name="P7" style:family="paragraph" style:parent-style-name="Text_20_body">
      <style:text-properties officeooo:rsid="00116297" officeooo:paragraph-rsid="00116297"/>
    </style:style>
    <style:style style:name="P8" style:family="paragraph" style:parent-style-name="Text_20_body">
      <style:text-properties officeooo:rsid="0013fdcc" officeooo:paragraph-rsid="0013fdcc"/>
    </style:style>
    <style:style style:name="P9" style:family="paragraph" style:parent-style-name="Heading_20_2">
      <style:text-properties officeooo:rsid="00116297" officeooo:paragraph-rsid="00116297"/>
    </style:style>
    <style:style style:name="P10" style:family="paragraph" style:parent-style-name="Heading_20_2">
      <style:text-properties officeooo:rsid="0013fdcc" officeooo:paragraph-rsid="0013fdcc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Preformatted_20_Text">
      <style:paragraph-properties fo:margin-top="0cm" fo:margin-bottom="0cm" style:contextual-spacing="false"/>
      <style:text-properties fo:color="#26262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学习</text:p>
      <text:p text:style-name="P1"/>
      <text:p text:style-name="P1"/>
      <text:h text:style-name="P3" text:outline-level="2"><text:bookmark text:name="J_CodeLang"/>第一种特殊类型—资源</text:h>
      <text:section text:style-name="Sect1" text:name="J_CodeDescr">
        <text:p text:style-name="P2">资源（resource）：资源是由专门的函数来建立和使用的，例如打开文件、数据连 接、图形画布。我们可以对资源进行操作（创建、使用和释放）。任何资源，在不需要的时候应该被及时释放。如果我们忘记了释放资源，系统自动启用垃圾回收机 制，在页面执行完毕后回收资源，以避免内存被消耗殆尽。</text:p>
        <text:p text:style-name="P2">举例如下：</text:p>
        <text:p text:style-name="Preformatted_20_Text">&lt;?php</text:p>
        <text:p text:style-name="Preformatted_20_Text">$file=fopen("f.txt","r"); <text:s text:c="2"/>//打开文件</text:p>
        <text:p text:style-name="Preformatted_20_Text">$con=mysql_connect("localhost","root","root"); <text:s/>//连接数据库</text:p>
        <text:p text:style-name="Preformatted_20_Text">$img=imagecreate(100,100);//图形画布</text:p>
        <text:p text:style-name="P4">?&gt;</text:p>
      </text:section>
      <text:p text:style-name="P1"/>
      <text:p text:style-name="P1"/>
      <text:p text:style-name="P1"/>
      <text:p text:style-name="P1"/>
      <text:p text:style-name="P7"><text:span text:style-name="Strong_20_Emphasis">1、php字符串合并函数implode()</text:span></text:p>
      <text:p text:style-name="Text_20_body">函数说明：implode(分隔符[可选], 数组)</text:p>
      <text:p text:style-name="Text_20_body">返回值：把数组元素组合为一个字符串</text:p>
      <text:p text:style-name="Text_20_body">例子：</text:p>
      <text:p text:style-name="Preformatted_20_Text">$arr = array('Hello', 'World!');</text:p>
      <text:p text:style-name="Preformatted_20_Text">$result = implode('', $arr);</text:p>
      <text:p text:style-name="P4">print_r($result);//结果显示Hello World!</text:p>
      <text:p text:style-name="Text_20_body"><text:span text:style-name="Strong_20_Emphasis">2、php字符串分隔函数explode()</text:span></text:p>
      <text:p text:style-name="Text_20_body">函数说明：explode(分隔符[可选], 字符串)</text:p>
      <text:p text:style-name="Text_20_body">返回值：函数返回由字符串组成的数组</text:p>
      <text:p text:style-name="Text_20_body">例子：</text:p>
      <text:p text:style-name="Preformatted_20_Text">$str = 'apple,banana';</text:p>
      <text:p text:style-name="Preformatted_20_Text">$result = explode(',', $str);</text:p>
      <text:p text:style-name="P4">print_r($result);//结果显示array('apple','banana')</text:p>
      <text:h text:style-name="P3" text:outline-level="2"><text:bookmark text:name="J_CodeLang1"/>字符串的转义</text:h>
      <text:section text:style-name="Sect1" text:name="区域1">
        <text:p text:style-name="Text_20_body"><text:bookmark text:name="J_CodeDescr"/><text:span text:style-name="Strong_20_Emphasis">php字符串转义函数addslashes()</text:span></text:p>
        <text:p text:style-name="Text_20_body">函数说明：用于对特殊字符加上转义字符，返回一个字符串</text:p>
        <text:p text:style-name="Text_20_body">返回值：一个经过转义后的字符串</text:p>
        <text:p text:style-name="Text_20_body">例子：</text:p>
        <text:p text:style-name="Preformatted_20_Text"><text:soft-page-break/>$str = "what's your name?";</text:p>
        <text:p text:style-name="P4">echo addslashes($str);//输出：what\'s your name?</text:p>
      </text:section>
      <text:h text:style-name="P3" text:outline-level="2"><text:bookmark text:name="J_CodeLang2"/>正则表达式的基本语法</text:h>
      <text:section text:style-name="Sect1" text:name="区域2">
        <text:p text:style-name="Text_20_body"><text:bookmark text:name="J_CodeDescr1"/>PCRE库函数中，正则匹配模式使用分隔符与元字符组成，分隔符可以是非数字、非反斜线、非空格的任意字符。经常使用的分隔符是正斜线(/)、hash符号(#) 以及取反符号(~)，例如：</text:p>
        <text:p text:style-name="P12">/foo bar/</text:p>
        <text:p text:style-name="P12">#^[^0-9]$#</text:p>
        <text:p text:style-name="P12">~php~</text:p>
        <text:p text:style-name="Text_20_body">如果模式中包含分隔符，则分隔符需要使用反斜杠（\）进行转义。</text:p>
        <text:p text:style-name="P12">/http:\/\//</text:p>
        <text:p text:style-name="Text_20_body">如果模式中包含较多的分割字符，建议更换其他的字符作为分隔符，也可以采用preg_quote进行转义。</text:p>
        <text:p text:style-name="Preformatted_20_Text">$p = 'http://';</text:p>
        <text:p text:style-name="Preformatted_20_Text">$p = '/'.preg_quote($p, '/').'/';</text:p>
        <text:p text:style-name="P4">echo $p;</text:p>
        <text:p text:style-name="Text_20_body">分隔符后面可以使用模式修饰符，模式修饰符包括：i, m, s, x等，例如使用i修饰符可以忽略大小写匹配：</text:p>
        <text:p text:style-name="Preformatted_20_Text">$str = "Http://www.imooc.com/";</text:p>
        <text:p text:style-name="Preformatted_20_Text">if (preg_match('/http/i', $str)) {</text:p>
        <text:p text:style-name="Preformatted_20_Text"><text:s text:c="4"/>echo '匹配成功';</text:p>
        <text:p text:style-name="P4">}</text:p>
      </text:section>
      <text:p text:style-name="P1"/>
      <text:p text:style-name="P1"/>
      <text:p text:style-name="P6">&lt;?php</text:p>
      <text:p text:style-name="P6">$subject = "my email is spark@imooc.com";</text:p>
      <text:p text:style-name="P6">//在这里补充代码，实现正则匹配，并输出邮箱地址</text:p>
      <text:p text:style-name="P6">$pat = '/\w+@(\w+\.)+\w+/';</text:p>
      <text:p text:style-name="P6">preg_match($pat, $subject, $match);</text:p>
      <text:p text:style-name="P6">echo $match[0];</text:p>
      <text:p text:style-name="P6"/>
      <text:p text:style-name="P6"/>
      <text:p text:style-name="P6"/>
      <text:p text:style-name="P6"/>
      <text:p text:style-name="P8">Cookie是存储在客户端浏览器中的数据，我们通过Cookie来跟踪与存储用户数据。一般情况 下，Cookie通过HTTP headers从服务端返回到客户端。多数web程序都支持Cookie的操作，因为Cookie是存在于HTTP的标头之中，所以必须在其他信息输出以 前进行设置，类似于header函数的使用限制。</text:p>
      <text:p text:style-name="Text_20_body">PHP通过setcookie函数进行Cookie的设置，任何从浏览器发回的Cookie，PHP都会自动的将他存储在$_COOKIE的全局变量之中，因此我们可以通过$_COOKIE['key']的形式来读取某个Cookie值。</text:p>
      <text:p text:style-name="Text_20_body">PHP中的Cookie具有非常广泛的使用，经常用来存储用户的登录信息，购物车等，且在使用会话Session时通常使用Cookie来存储会话 id来识别用户，Cookie具备有效期，当有效期结束之后，Cookie会自动的从客户端删除。同时为了进行安全控制，Cookie还可以设置域跟路 径，我们会在稍后的章节中详细的讲解他们。</text:p>
      <text:p text:style-name="P8"><text:soft-page-break/>PHP设置Cookie最常用的方法就是使用setcookie函数，setcookie具有7个可选参数，我们常用到的为前5个：</text:p>
      <text:p text:style-name="Text_20_body">name（ Cookie名）可以通过$_COOKIE['name'] 进行访问<text:line-break/>value（Cookie的值）<text:line-break/>expire（过期时间）Unix时间戳格式，默认为0，表示浏览器关闭即失效<text:line-break/>path（有效路径）如果路径设置为'/'，则整个网站都有效<text:line-break/>domain（有效域）默认整个域名都有效，如果设置了'www.imooc.com',则只在www子域中有效</text:p>
      <text:p text:style-name="Preformatted_20_Text">$value = 'test';</text:p>
      <text:p text:style-name="Preformatted_20_Text">setcookie("TestCookie", $value);</text:p>
      <text:p text:style-name="Preformatted_20_Text">setcookie("TestCookie", $value, time()+3600); <text:s/>//有效期一小时</text:p>
      <text:p text:style-name="P4">setcookie("TestCookie", $value, time()+3600, "/path/", "imooc.com"); //设置路径与域</text:p>
      <text:p text:style-name="Text_20_body">PHP中还有一个设置Cookie的函数setrawcookie，setrawcookie跟setcookie基本一样，唯一的不同就是value值不会自动的进行urlencode，因此在需要的时候要手动的进行urlencode。</text:p>
      <text:p text:style-name="P4">setrawcookie('cookie_name', rawurlencode($value), time()+60*60*24*365); </text:p>
      <text:p text:style-name="Text_20_body">因为Cookie是通过HTTP标头进行设置的，所以也可以直接使用header方法进行设置。</text:p>
      <text:p text:style-name="P6">&lt;?php</text:p>
      <text:p text:style-name="P6">$value = time();</text:p>
      <text:p text:style-name="P6">//在这里设置一个名为test的Cookie</text:p>
      <text:p text:style-name="P6">setcookie("test",$value);</text:p>
      <text:p text:style-name="P6">if (isset($_COOKIE['test'])) {</text:p>
      <text:p text:style-name="P6"><text:s text:c="4"/>echo 'success';</text:p>
      <text:p text:style-name="P6">}</text:p>
      <text:p text:style-name="P6"/>
      <text:p text:style-name="P6"/>
      <text:p text:style-name="P6"/>
      <text:p text:style-name="P6"/>
      <text:p text:style-name="P6"/>
      <text:section text:style-name="Sect1" text:name="js-code-container">
        <text:section text:style-name="Sect1" text:name="js-aticle-container">
          <text:p text:style-name="Standard"/>
          <text:section text:style-name="Sect1" text:name="J_PanelCode">
            <text:h text:style-name="Heading_20_2" text:outline-level="2"><text:bookmark text:name="J_CodeLang3"/>cookie的删除与过期时间</text:h>
            <text:section text:style-name="Sect1" text:name="区域3">
              <text:p text:style-name="Text_20_body"><text:bookmark text:name="J_CodeDescr2"/>通过前面的章节，我们了解了设置cookie的函数，但是我们却发现php中没有删除Cookie的函数，在PHP中删除cookie也是采用setcookie函数来实现。</text:p>
              <text:p text:style-name="P4">setcookie('test', '', time()-1); </text:p>
              <text:p text:style-name="Text_20_body">可以看到将cookie的过期时间设置到当前时间之前，则该cookie会自动失效，也就达到了删除cookie的目的。之所以这么设计是因为 cookie是通过HTTP的标头来传递的，客户端根据服务端返回的Set-Cookie段来进行cookie的设置，如果删除cookie需要使用新的 Del-Cookie来实现，则HTTP头就会变得复杂，实际上仅通过Set-Cookie就可以简单明了的实现Cookie的设置、更新与删除。</text:p>
              <text:p text:style-name="Text_20_body">了解原理以后，我们也可以直接通过header来删除cookie。</text:p>
              <text:p text:style-name="P4">header("Set-Cookie:test=1393832059; expires=".gmdate('D, d M Y H:i:s \G\M\T', time()-1));</text:p>
              <text:p text:style-name="Text_20_body"><text:soft-page-break/>这里用到了gmdate，用来生成格林威治标准时间，以便排除时差的影响。</text:p>
            </text:section>
          </text:section>
        </text:section>
      </text:section>
      <text:p text:style-name="P6"/>
      <text:p text:style-name="P6"/>
      <text:h text:style-name="P10" text:outline-level="2"><text:bookmark text:name="J_CodeLang4"/>cookie的有效路径</text:h>
      <text:section text:style-name="Sect1" text:name="区域4">
        <text:p text:style-name="Text_20_body"><text:bookmark text:name="J_CodeDescr3"/>cookie中的路径用来控制设置的cookie在哪个路径下有效，默认为'/'，在所有路径下都有，当设定了其他路径之后，则只在设定的路径以及子路径下有效，例如：</text:p>
        <text:p text:style-name="P4">setcookie('test', time(), 0, '/path');</text:p>
        <text:p text:style-name="Text_20_body">上面的设置会使test在/path以及子路径/path/abc下都有效，但是在根目录下就读取不到test的cookie值。</text:p>
        <text:p text:style-name="Text_20_body">一般情况下，大多是使用所有路径的，只有在极少数有特殊需求的时候，会设置路径，这种情况下只在指定的路径中才会传递cookie值，可以节省数据的传输，增强安全性以及提高性能。</text:p>
        <text:p text:style-name="Text_20_body">当我们设置了有效路径的时候，不在当前路径的时候则看不到当前cookie。</text:p>
        <text:p text:style-name="Preformatted_20_Text">setcookie('test', '1',0, '/path'); <text:s/></text:p>
        <text:p text:style-name="P4">var_dump($_COOKIE['test']); <text:s/></text:p>
      </text:section>
      <text:h text:style-name="P10" text:outline-level="2"><text:bookmark text:name="J_CodeLang5"/>session与cookie的异同</text:h>
      <text:section text:style-name="Sect1" text:name="区域5">
        <text:p text:style-name="Text_20_body"><text:bookmark text:name="J_CodeDescr4"/>cookie将数据存储在客户端，建立起用户与服务器之间的联系，通常可以解决很多问题，但是cookie仍然具有一些局限：</text:p>
        <text:p text:style-name="Text_20_body">cookie相对不是太安全，容易被盗用导致cookie欺骗<text:line-break/>单个cookie的值最大只能存储4k<text:line-break/>每次请求都要进行网络传输，占用带宽</text:p>
        <text:p text:style-name="Text_20_body">session是将用户的会话数据存储在服务端，没有大小限制，通过一个session_id进行用户识别，PHP默认情况下session id是通过cookie来保存的，因此从某种程度上来说，seesion依赖于cookie。但这不是绝对的，session id也可以通过参数来实现，只要能将session id传递到服务端进行识别的机制都可以使用session。</text:p>
      </text:section>
      <text:p text:style-name="P6"><text:bookmark text:name="js-code-container"/></text:p>
      <text:section text:style-name="Sect1" text:name="区域6">
        <text:section text:style-name="Sect1" text:name="区域7">
          <text:p text:style-name="Standard"><text:bookmark text:name="js-aticle-container"/></text:p>
          <text:section text:style-name="Sect1" text:name="区域8">
            <text:h text:style-name="Heading_20_2" text:outline-level="2"><text:bookmark text:name="J_PanelCode"/><text:bookmark text:name="J_CodeLang6"/>使用session</text:h>
            <text:section text:style-name="Sect1" text:name="区域9">
              <text:p text:style-name="Text_20_body"><text:bookmark text:name="J_CodeDescr5"/>在PHP中使用session非常简单，先执行session_start方法开启session，然后通过全局变量$_SESSION进行session的读写。</text:p>
              <text:p text:style-name="Preformatted_20_Text">session_start();</text:p>
              <text:p text:style-name="Preformatted_20_Text">$_SESSION['test'] = time();</text:p>
              <text:p text:style-name="P4">var_dump($_SESSION);</text:p>
              <text:p text:style-name="Text_20_body">session会自动的对要设置的值进行encode与decode，因此session可以支持任意数据类型，包括数据与对象等。</text:p>
              <text:p text:style-name="Preformatted_20_Text">session_start();</text:p>
              <text:p text:style-name="Preformatted_20_Text">$_SESSION['ary'] = array('name' =&gt; 'jobs');</text:p>
              <text:p text:style-name="Preformatted_20_Text"><text:soft-page-break/>$_SESSION['obj'] = new stdClass();</text:p>
              <text:p text:style-name="P4">var_dump($_SESSION);</text:p>
              <text:p text:style-name="Text_20_body">默认情况下，session是以文件形式存储在服务器上的，因此当一个页面开启了session之后，会独占这个session文件，这样会导致当前用户的其他并发访问无法执行而等待。可以采用缓存或者数据库的形式存储来解决这个问题，这个我们会在一些高级的课程中讲到。</text:p>
            </text:section>
          </text:section>
        </text:section>
      </text:section>
      <text:p text:style-name="P6">&lt;?php</text:p>
      <text:p text:style-name="P6">//在这里设置name的session值为jobs</text:p>
      <text:p text:style-name="P6">session_start();</text:p>
      <text:p text:style-name="P6">$_SESSION['name'] = 'jobs';</text:p>
      <text:p text:style-name="P6">echo "session_id:".session_id();</text:p>
      <text:p text:style-name="P6">echo "&lt;/br&gt;";</text:p>
      <text:p text:style-name="P6">echo $_SESSION['name']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2:36:48.558862543</meta:creation-date>
    <dc:date>2016-04-30T21:28:48.039537467</dc:date>
    <meta:editing-duration>PT1H2M1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108" meta:word-count="2167" meta:character-count="4295" meta:non-whitespace-character-count="4160"/>
  </office:meta>
</office:document-meta>
</file>